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2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8.879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YÖKALUT</text:p>
          </table:table-cell>
          <table:table-cell table:style-name="ce3" office:value-type="string" calcext:value-type="string">
            <text:p>MÄÄRÄ</text:p>
          </table:table-cell>
          <table:table-cell table:style-name="ce1" office:value-type="string" calcext:value-type="string">
            <text:p>MUUT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ELLER WS 81 juotosas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kana varusteet (johdot, kolvi, alust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LLER WHS 40 juotosas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kana varusteet (johdot, kolvi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URLBY PL320 jännitelähd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P 209A oskillaatto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CT-300 COMBI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meisesti rikki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TECH drem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ut kaapissa vuosia, mutta omistaja on Antero Leh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600 kuumaliimapistool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umaliimatankoj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nisessä paketi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koavainsar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kkien koot väliltä 10-19mm, täydellin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vuleikkurit, vihreä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uvimeisseli, talttapää, iso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uvimeisseli, ristipää, iso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äyränokkapihdit, must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hdit, kapeat kärje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hdit, suorat kärje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hdit, pyöreät kärje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hdit, kapeat kärjet, vihreä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hdit, kapeat, kärjet, oranss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äyränokkapihdit, sinin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kaisupihdit, mus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vuleikkurit, iso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vuleikkurit, piene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toveitsi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kse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uvimeisseli, ristipää, pieni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vuleikkuripihdit, iso, punain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ukk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orimispihdit, porrastet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kien koot ilmoitettu pihdeiss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irtopihdi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ila, pyöreä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ila su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 vart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nset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kpl näistä on keltaisessa pinsettisarja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uvimeisseli, talttapää, pieni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LLER 7874B tinapumpp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nsetit, leve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1cm leveät kärj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uorimispihdi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uvimeisselisarja, tor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jat ovat täydellisi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akoneen kärkisar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isesta sarjasta puuttuu 2 kärke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uvimeisseli, torx, pie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pl kuplamuovipussi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istin, sini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x80 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orakulma + vatupass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vuleikkurit, kohdistusvak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öntömitta, digitaaline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alpel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riä kahdessa pussi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ittejä, laatikk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uke 70 III yleismittar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a 91 yleismitt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kk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utasah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äikkäavaaja, Sidewin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VARUSTE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ppuside, valkoinen</text:p>
          </table:table-cell>
          <table:table-cell office:value-type="string" calcext:value-type="string">
            <text:p>~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ikälev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x16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ippirull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äsvill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n nyrkin kokoinen köntt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nasukka, ru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ttäin vajaa rul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narulla, normaali paksuu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utalankakerä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alarinteippi, rull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ippirulla, läpinäkyvä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ippirulla, valkoin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ssi, punain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ssi, must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ssi, sinin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uksia, pieni pull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opropanol, litran pull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ima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kstinä: ELEKTRONIIKKAKERHO jn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ttakaapeli, ru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ohdinta rinnakka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hdin, ohut, punainen</text:p>
          </table:table-cell>
          <table:table-cell office:value-type="string" calcext:value-type="string">
            <text:p>2 rulla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ohut, lila</text:p>
          </table:table-cell>
          <table:table-cell office:value-type="string" calcext:value-type="string">
            <text:p>1 ru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ohut, sininen</text:p>
          </table:table-cell>
          <table:table-cell office:value-type="string" calcext:value-type="string">
            <text:p>1 ru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ohut, violetti</text:p>
          </table:table-cell>
          <table:table-cell office:value-type="string" calcext:value-type="string">
            <text:p>1 rulla</text:p>
          </table:table-cell>
          <table:table-cell office:value-type="string" calcext:value-type="string">
            <text:p>melko vaj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hdin, ohut, keltainen</text:p>
          </table:table-cell>
          <table:table-cell office:value-type="string" calcext:value-type="string">
            <text:p>2 rulla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ohut, harmaa</text:p>
          </table:table-cell>
          <table:table-cell office:value-type="string" calcext:value-type="string">
            <text:p>1 rulla</text:p>
          </table:table-cell>
          <table:table-cell office:value-type="string" calcext:value-type="string">
            <text:p>aivan lopu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hdin, paksu, punainen</text:p>
          </table:table-cell>
          <table:table-cell office:value-type="string" calcext:value-type="string">
            <text:p>1 ru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paksu, musta</text:p>
          </table:table-cell>
          <table:table-cell office:value-type="string" calcext:value-type="string">
            <text:p>1 ru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hdin, paksu, sininen</text:p>
          </table:table-cell>
          <table:table-cell office:value-type="string" calcext:value-type="string">
            <text:p>~3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uenleukajohdo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ip Quik -irroitustyökal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lmastointiteippi</text:p>
          </table:table-cell>
          <table:table-cell office:value-type="string" calcext:value-type="string">
            <text:p>1 ru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nasukka, kiekk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ähköteippi, rulla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tistesukka, eri kokoisia</text:p>
          </table:table-cell>
          <table:table-cell office:value-type="string" calcext:value-type="string">
            <text:p>&gt;30m</text:p>
          </table:table-cell>
          <table:table-cell office:value-type="string" calcext:value-type="string">
            <text:p>kaikkia kokoja löytyy ylimäär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uparilankakerä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EKALAI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ns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hreä, sininen, punain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rtoheitinkalvoja</text:p>
          </table:table-cell>
          <table:table-cell office:value-type="string" calcext:value-type="string">
            <text:p>1 pakett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K500 AVR ki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R Drag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sireeni 007 -rakennussarj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FN -chippimatri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in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iutin, 5cm halkais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hvilaatikos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iutin, 11cm halkaisij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untaja, 230/12V AC/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cot Type 8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B-kaapeli A-B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B-kaapeli A-B, 1,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B-kaapali A-micro, 1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KAHVITARPE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ccamas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denkei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kana alus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rtakäyttölusikat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rtakäyttölautaset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rtakäyttökupit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odatinpussit</text:p>
          </table:table-cell>
          <table:table-cell office:value-type="string" calcext:value-type="string">
            <text:p>~1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ack Label Tea</text:p>
          </table:table-cell>
          <table:table-cell office:value-type="string" calcext:value-type="string">
            <text:p>2 pakett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ellow Label Tea</text:p>
          </table:table-cell>
          <table:table-cell office:value-type="string" calcext:value-type="string">
            <text:p>1 pakett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asokeri</text:p>
          </table:table-cell>
          <table:table-cell office:value-type="string" calcext:value-type="string">
            <text:p>50% pakett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co Coffee</text:p>
          </table:table-cell>
          <table:table-cell office:value-type="string" calcext:value-type="string">
            <text:p>50% pakett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udo</text:p>
          </table:table-cell>
          <table:table-cell office:value-type="string" calcext:value-type="string">
            <text:p>4,5 pakettia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KOMPONENTIT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CA -liitinp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SG015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kytkin, palautuv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108MH9CB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uovikotelo, pie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allisesti possusalaman kotelona käytetty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uovikotelom, is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YLLY A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punainen, 3mm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punainen linss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punainen, 3mm</text:p>
          </table:table-cell>
          <table:table-cell office:value-type="string" calcext:value-type="string">
            <text:p>&gt;400</text:p>
          </table:table-cell>
          <table:table-cell office:value-type="string" calcext:value-type="string">
            <text:p>läpinäkyvä linss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kellertävä, 3mm</text:p>
          </table:table-cell>
          <table:table-cell office:value-type="string" calcext:value-type="string">
            <text:p>~1000</text:p>
          </table:table-cell>
          <table:table-cell office:value-type="string" calcext:value-type="string">
            <text:p>läpinäkyvä linssi, tasapäine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sininen, 3mm</text:p>
          </table:table-cell>
          <table:table-cell office:value-type="string" calcext:value-type="string">
            <text:p>&gt;900</text:p>
          </table:table-cell>
          <table:table-cell office:value-type="string" calcext:value-type="string">
            <text:p>läpinäkyvä linss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sininen, 3mm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¨sininen linss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D, sininen, 3mm</text:p>
          </table:table-cell>
          <table:table-cell office:value-type="string" calcext:value-type="string">
            <text:p>&gt;250</text:p>
          </table:table-cell>
          <table:table-cell office:value-type="string" calcext:value-type="string">
            <text:p>samea linss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, punainen, 10mm</text:p>
          </table:table-cell>
          <table:table-cell office:value-type="string" calcext:value-type="string">
            <text:p>~50</text:p>
          </table:table-cell>
          <table:table-cell office:value-type="string" calcext:value-type="string">
            <text:p>läpinäkyvä linss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kkirima, naaras</text:p>
          </table:table-cell>
          <table:table-cell office:value-type="string" calcext:value-type="string">
            <text:p>&gt;1200 piikkiä</text:p>
          </table:table-cell>
          <table:table-cell office:value-type="string" calcext:value-type="string">
            <text:p>Musta, 40x1 rimo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kkirima, uros, paririvissä</text:p>
          </table:table-cell>
          <table:table-cell office:value-type="string" calcext:value-type="string">
            <text:p>5 rimaa</text:p>
          </table:table-cell>
          <table:table-cell office:value-type="string" calcext:value-type="string">
            <text:p>vihreä, 2x50 rimo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kkirima, uros</text:p>
          </table:table-cell>
          <table:table-cell office:value-type="string" calcext:value-type="string">
            <text:p>&gt;1500 piikkiä</text:p>
          </table:table-cell>
          <table:table-cell office:value-type="string" calcext:value-type="string">
            <text:p>musta, 1x40 rimo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kkirima, uros, paririvissä, pintaliitos</text:p>
          </table:table-cell>
          <table:table-cell office:value-type="string" calcext:value-type="string">
            <text:p>&gt;1000 piikkiä</text:p>
          </table:table-cell>
          <table:table-cell office:value-type="string" calcext:value-type="string">
            <text:p>musta, 2x14 rimo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ikkirima, naaras, paririvissä</text:p>
          </table:table-cell>
          <table:table-cell/>
          <table:table-cell office:value-type="string" calcext:value-type="string">
            <text:p>musta, pitkäpiikkinen, 2x10 rimo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mmeri 10k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inen, neliö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densaattori 100nF, keraaminen</text:p>
          </table:table-cell>
          <table:table-cell office:value-type="string" calcext:value-type="string">
            <text:p>&gt;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MOS 60V 7A TO-2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QP7P06-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MOS 60V 18A IP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TD5867NL-1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M2576 5V hakkuri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R64010 boost hakkuri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585S boost hakkuri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K456 transisto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3478 hakkuri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OS 40V SOT-23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D, cool white, 5mm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OS 55V 17A I-PAK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MOS 40V SOT-2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S232 driv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N4004-T general purpose dio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00V 1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ction generator IC DIP-1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ode P339</text:p>
          </table:table-cell>
          <table:table-cell office:value-type="string" calcext:value-type="string">
            <text:p>&gt;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B mikropainonappi</text:p>
          </table:table-cell>
          <table:table-cell office:value-type="string" calcext:value-type="string">
            <text:p>&gt;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ytkin, 3-napainen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4C16 16k EEPROM</text:p>
          </table:table-cell>
          <table:table-cell office:value-type="string" calcext:value-type="string">
            <text:p>&gt;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936Z-5 regulator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PS5817 schottky 1A SMD</text:p>
          </table:table-cell>
          <table:table-cell office:value-type="string" calcext:value-type="string">
            <text:p>&gt;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ottky 30V 1A D04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ottky 20V 3A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eri</text:p>
          </table:table-cell>
          <table:table-cell office:value-type="string" calcext:value-type="string">
            <text:p>&gt;50</text:p>
          </table:table-cell>
          <table:table-cell table:number-columns-repeated="5"/>
        </table:table-row>
        <table:table-row table:style-name="ro1" table:number-rows-repeated="10484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14:25:05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8:58:02.666000000</meta:creation-date>
    <dc:date>2017-06-07T14:28:49.566000000</dc:date>
    <meta:editing-duration>PT4H49M42S</meta:editing-duration>
    <meta:editing-cycles>45</meta:editing-cycles>
    <meta:generator>LibreOffice/4.2.5.2$Windows_x86 LibreOffice_project/6ff819b65674ae6c83f3cbab9e4a4c2b292a7a94</meta:generator>
    <meta:document-statistic meta:table-count="1" meta:cell-count="349" meta:object-count="0"/>
  </office:meta>
</office:document-meta>
</file>